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7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DUCCIÓN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VENTA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DUCCIÓN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ARKETING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NTAS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25:.F27]"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0.25" calcext:value-type="float">
            <text:p>0,25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0.625" calcext:value-type="float">
            <text:p>0,625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’^ ⁻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1.2" calcext:value-type="float">
            <text:p>-1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4" calcext:value-type="float">
            <text:p>-0,4</text:p>
          </table:table-cell>
          <table:table-cell office:value-type="float" office:value="-1.2" calcext:value-type="float">
            <text:p>-1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4" calcext:value-type="float">
            <text:p>0,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40" calcext:value-type="float">
            <text:p>40</text:p>
          </table:table-cell>
          <table:table-cell office:value-type="string" calcext:value-type="string">
            <text:p>% de los empleados estarán en Producción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 de los empleados estarán en Marketing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% de los empleados estarán en Venta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20:46:39.846023865</dc:date>
    <meta:editing-duration>PT18M35S</meta:editing-duration>
    <meta:editing-cycles>12</meta:editing-cycles>
    <meta:generator>LibreOffice/7.3.7.2$Linux_X86_64 LibreOffice_project/30$Build-2</meta:generator>
    <meta:document-statistic meta:table-count="1" meta:cell-count="90" meta:object-count="0"/>
  </office:meta>
</office:document-meta>
</file>